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26000000EC604C6CEC.jpg" manifest:media-type="image/jpeg"/>
  <manifest:file-entry manifest:full-path="Pictures/100000000000014A0000005F220C04CB.png" manifest:media-type="image/png"/>
  <manifest:file-entry manifest:full-path="Pictures/10000000000001680000005F02702D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98ed8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11dbdb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cc99" draw:opacity="5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212cm" svg:stroke-color="#000000" draw:marker-end="Arrowheads_20_1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06f89d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7.256cm" fo:min-width="0cm" fo:padding-top="0.13cm" fo:padding-bottom="0.13cm" fo:padding-left="0.25cm" fo:padding-right="0.25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832cm" fo:min-width="0cm" fo:padding-top="0.13cm" fo:padding-bottom="0.13cm" fo:padding-left="0.25cm" fo:padding-right="0.25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/>
    </style:style>
    <style:style style:name="pr6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/>
    </style:style>
    <style:style style:name="pr7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0.958cm" fo:min-width="0cm" fo:padding-top="0.13cm" fo:padding-bottom="0.13cm" fo:padding-left="0.25cm" fo:padding-right="0.25cm" fo:wrap-option="wrap"/>
    </style:style>
    <style:style style:name="pr8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763cm" fo:min-width="0cm" fo:padding-top="0.13cm" fo:padding-bottom="0.13cm" fo:padding-left="0.25cm" fo:padding-right="0.25cm" fo:wrap-option="wrap"/>
    </style:style>
    <style:style style:name="pr9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1.328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406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088cm" fo:min-width="0cm" fo:padding-top="0.13cm" fo:padding-bottom="0.13cm" fo:padding-left="0.25cm" fo:padding-right="0.25cm" fo:wrap-option="wrap"/>
    </style:style>
    <style:style style:name="pr12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484cm" fo:min-width="0cm" fo:padding-top="0.13cm" fo:padding-bottom="0.13cm" fo:padding-left="0.25cm" fo:padding-right="0.25cm" fo:wrap-option="wrap"/>
    </style:style>
    <style:style style:name="pr13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/>
    </style:style>
    <style:style style:name="pr14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1.595cm" fo:min-width="0cm" fo:padding-top="0.13cm" fo:padding-bottom="0.13cm" fo:padding-left="0.25cm" fo:padding-right="0.25cm" fo:wrap-option="wrap"/>
    </style:style>
    <style:style style:name="pr15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313cm" fo:min-width="0cm" fo:padding-top="0.13cm" fo:padding-bottom="0.13cm" fo:padding-left="0cm" fo:padding-right="0.25cm" fo:wrap-option="wrap"/>
    </style:style>
    <style:style style:name="pr16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/>
    </style:style>
    <style:style style:name="pr17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35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align="center" fo:text-indent="-0.952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85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85%" fo:text-indent="0cm" style:punctuation-wrap="hanging" style:line-break="strict"/>
    </style:style>
    <style:style style:name="P15" style:family="paragraph">
      <style:paragraph-properties fo:margin-left="0.952cm" fo:margin-right="0cm" fo:margin-top="0.246cm" fo:margin-bottom="0cm" fo:line-height="85%" fo:text-indent="-0.952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7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18" style:family="paragraph">
      <style:paragraph-properties fo:margin-left="0.952cm" fo:margin-right="0cm" fo:margin-top="0.246cm" fo:margin-bottom="0cm" fo:line-height="90%" fo:text-indent="-0.952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0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21" style:family="paragraph">
      <style:paragraph-properties fo:margin-left="0.952cm" fo:margin-right="0cm" fo:margin-top="0.176cm" fo:margin-bottom="0cm" fo:line-height="90%" fo:text-indent="-0.952cm" style:punctuation-wrap="hanging" style:line-break="strict"/>
    </style:style>
    <style:style style:name="P22" style:family="paragraph">
      <style:paragraph-properties fo:margin-left="0.952cm" fo:margin-right="0cm" fo:margin-top="0.21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24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color="#3333cc" fo:language="en" fo:country="US" fo:font-weight="bold" style:font-weight-asian="bold" style:font-weight-complex="bold"/>
    </style:style>
    <style:style style:name="T3" style:family="text">
      <style:text-properties fo:color="#ccccff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4pt" fo:language="en" fo:country="US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font-family="Arial" style:font-pitch="variable" fo:font-size="20pt" fo:language="en" fo:country="US" style:font-size-asian="20pt" style:font-size-complex="20pt"/>
    </style:style>
    <style:style style:name="T12" style:family="text">
      <style:text-properties fo:color="#000000" fo:font-size="28pt" fo:language="en" fo:country="US" style:font-size-asian="28pt" style:font-size-complex="28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font-size="48pt" fo:language="en" fo:country="US" style:font-family-asian="新細明體" style:font-family-generic-asian="roman" style:font-pitch-asian="variable" style:font-size-asian="48pt" style:language-asian="zh" style:country-asian="TW" style:font-family-complex="新細明體" style:font-family-generic-complex="roman" style:font-pitch-complex="variable" style:font-size-complex="48pt"/>
    </style:style>
    <style:style style:name="T15" style:family="text">
      <style:text-properties fo:language="en" fo:country="US" style:font-family-asian="新細明體" style:font-family-generic-asian="roman" style:font-pitch-asian="variable" style:language-asian="zh" style:country-asian="TW" style:font-family-complex="新細明體" style:font-family-generic-complex="roman" style:font-pitch-complex="variable"/>
    </style:style>
    <style:style style:name="T16" style:family="text">
      <style:text-properties fo:language="en" fo:country="US" fo:font-style="italic" style:font-family-asian="新細明體" style:font-family-generic-asian="roman" style:font-pitch-asian="variable" style:language-asian="zh" style:country-asian="TW" style:font-style-asian="italic" style:font-family-complex="新細明體" style:font-family-generic-complex="roman" style:font-pitch-complex="variable" style:font-style-complex="italic"/>
    </style:style>
    <style:style style:name="T17" style:family="text">
      <style:text-properties fo:font-size="48pt" fo:language="en" fo:country="US" style:font-size-asian="48pt" style:font-size-complex="48pt"/>
    </style:style>
    <style:style style:name="T18" style:family="text">
      <style:text-properties fo:font-size="28pt" fo:language="en" fo:country="US" style:font-family-asian="新細明體" style:font-family-generic-asian="roman" style:font-pitch-asian="variable" style:font-size-asian="28pt" style:language-asian="zh" style:country-asian="TW" style:font-family-complex="新細明體" style:font-family-generic-complex="roman" style:font-pitch-complex="variable" style:font-size-complex="28pt"/>
    </style:style>
    <style:style style:name="T19" style:family="text">
      <style:text-properties fo:font-size="28pt" fo:language="en" fo:country="US" fo:font-style="italic" style:font-family-asian="新細明體" style:font-family-generic-asian="roman" style:font-pitch-asian="variable" style:font-size-asian="28pt" style:language-asian="zh" style:country-asian="TW" style:font-style-asian="italic" style:font-family-complex="新細明體" style:font-family-generic-complex="roman" style:font-pitch-complex="variable" style:font-size-complex="28pt" style:font-style-complex="italic"/>
    </style:style>
    <style:style style:name="T20" style:family="text">
      <style:text-properties fo:font-size="24pt" fo:language="en" fo:country="US" style:font-family-asian="新細明體" style:font-family-generic-asian="roman" style:font-pitch-asian="variable" style:font-size-asian="24pt" style:language-asian="zh" style:country-asian="TW" style:font-family-complex="新細明體" style:font-family-generic-complex="roman" style:font-pitch-complex="variable" style:font-size-complex="24pt"/>
    </style:style>
    <style:style style:name="T21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style:text-position="-25% 58%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style:text-position="-25% 58%" fo:font-size="28pt" fo:language="en" fo:country="US" style:font-size-asian="28pt" style:font-size-complex="28pt"/>
    </style:style>
    <style:style style:name="T24" style:family="text">
      <style:text-properties fo:color="#000099" fo:font-size="28pt" fo:language="en" fo:country="US" style:font-size-asian="28pt" style:font-size-complex="28pt"/>
    </style:style>
    <style:style style:name="T25" style:family="text">
      <style:text-properties fo:color="#000099" fo:font-size="28pt" fo:language="en" fo:country="US" style:font-family-asian="'Times New Roman'" style:font-pitch-asian="variable" style:font-size-asian="28pt" style:font-family-complex="'Times New Roman'" style:font-pitch-complex="variable" style:font-size-complex="28pt"/>
    </style:style>
    <style:style style:name="T26" style:family="text">
      <style:text-properties fo:color="#ff0000" fo:font-size="28pt" fo:language="en" fo:country="US" style:font-size-asian="28pt" style:font-size-complex="28pt"/>
    </style:style>
    <style:style style:name="T27" style:family="text">
      <style:text-properties fo:color="#ff0000" fo:font-size="28pt" fo:language="en" fo:country="US" style:font-family-asian="'Times New Roman'" style:font-pitch-asian="variable" style:font-size-asian="28pt" style:font-family-complex="'Times New Roman'" style:font-pitch-complex="variable" style:font-size-complex="28pt"/>
    </style:style>
    <style:style style:name="T28" style:family="text">
      <style:text-properties fo:font-family="Wingdings" style:font-pitch="variable" style:font-charset="x-symbol" fo:font-size="20pt" fo:language="en" fo:country="US" style:font-size-asian="20pt" style:font-size-complex="20pt"/>
    </style:style>
    <style:style style:name="T29" style:family="text">
      <style:text-properties fo:font-size="20pt" fo:language="en" fo:country="US" style:font-family-asian="新細明體" style:font-family-generic-asian="roman" style:font-pitch-asian="variable" style:font-size-asian="20pt" style:language-asian="zh" style:country-asian="TW" style:font-family-complex="新細明體" style:font-family-generic-complex="roman" style:font-pitch-complex="variable" style:font-size-complex="20pt"/>
    </style:style>
    <style:style style:name="T30" style:family="text">
      <style:text-properties style:text-position="-25% 58%" fo:font-size="20pt" fo:language="en" fo:country="US" style:font-family-asian="新細明體" style:font-family-generic-asian="roman" style:font-pitch-asian="variable" style:font-size-asian="20pt" style:language-asian="zh" style:country-asian="TW" style:font-family-complex="新細明體" style:font-family-generic-complex="roman" style:font-pitch-complex="variable" style:font-size-complex="20pt"/>
    </style:style>
    <style:style style:name="T31" style:family="text">
      <style:text-properties fo:font-size="20pt" fo:language="en" fo:country="US" fo:font-style="italic" style:font-family-asian="新細明體" style:font-family-generic-asian="roman" style:font-pitch-asian="variable" style:font-size-asian="20pt" style:language-asian="zh" style:country-asian="TW" style:font-style-asian="italic" style:font-family-complex="新細明體" style:font-family-generic-complex="roman" style:font-pitch-complex="variable" style:font-size-complex="20pt" style:font-style-complex="italic"/>
    </style:style>
    <style:style style:name="T32" style:family="text">
      <style:text-properties style:text-position="-25% 58%" fo:font-size="20pt" fo:language="en" fo:country="US" fo:font-style="italic" style:font-family-asian="新細明體" style:font-family-generic-asian="roman" style:font-pitch-asian="variable" style:font-size-asian="20pt" style:language-asian="zh" style:country-asian="TW" style:font-style-asian="italic" style:font-family-complex="新細明體" style:font-family-generic-complex="roman" style:font-pitch-complex="variable" style:font-size-complex="20pt" style:font-style-complex="italic"/>
    </style:style>
    <style:style style:name="T33" style:family="text">
      <style:text-properties fo:font-family="Symbol" style:font-family-generic="roman" style:font-pitch="variable" style:font-charset="x-symbol" fo:font-size="20pt" fo:language="en" fo:country="US" style:font-family-asian="新細明體" style:font-family-generic-asian="roman" style:font-pitch-asian="variable" style:font-size-asian="20pt" style:language-asian="zh" style:country-asian="TW" style:font-family-complex="新細明體" style:font-family-generic-complex="roman" style:font-pitch-complex="variable" style:font-size-complex="20pt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color="#ff5050" fo:language="en" fo:country="US" fo:font-style="italic" style:font-style-asian="italic" style:font-style-complex="italic"/>
    </style:style>
    <style:style style:name="T36" style:family="text">
      <style:text-properties fo:font-size="40pt" fo:language="en" fo:country="US" style:font-size-asian="40pt" style:font-size-complex="40pt"/>
    </style:style>
    <style:style style:name="T37" style:family="text">
      <style:text-properties style:text-position="30% 58%" fo:font-size="28pt" fo:language="en" fo:country="US" style:font-size-asian="28pt" style:font-size-complex="28pt"/>
    </style:style>
    <style:style style:name="T38" style:family="text">
      <style:text-properties fo:font-family="Symbol" style:font-family-generic="roman" style:font-pitch="variable" style:font-charset="x-symbol" fo:language="en" fo:country="US"/>
    </style:style>
    <style:style style:name="T39" style:family="text">
      <style:text-properties fo:font-size="36pt" fo:language="en" fo:country="US" style:font-size-asian="36pt" style:font-size-complex="36pt"/>
    </style:style>
    <style:style style:name="T40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41" style:family="text">
      <style:text-properties fo:color="#ff5050" style:text-position="-25% 58%" fo:language="en" fo:country="US" fo:font-style="italic" style:font-style-asian="italic" style:font-style-complex="italic"/>
    </style:style>
    <style:style style:name="T42" style:family="text">
      <style:text-properties fo:color="#0000cc" fo:language="en" fo:country="US" fo:font-style="italic" style:font-style-asian="italic" style:font-style-complex="italic"/>
    </style:style>
    <style:style style:name="T43" style:family="text">
      <style:text-properties fo:color="#0000cc" style:text-position="-25% 58%" fo:language="en" fo:country="US" fo:font-style="italic" style:font-style-asian="italic" style:font-style-complex="italic"/>
    </style:style>
    <style:style style:name="T44" style:family="text">
      <style:text-properties fo:color="#0000cc" fo:font-size="20pt" fo:language="en" fo:country="US" style:font-size-asian="20pt" style:font-size-complex="20pt"/>
    </style:style>
    <style:style style:name="T45" style:family="text">
      <style:text-properties fo:font-family="Wingdings" style:font-pitch="variable" style:font-charset="x-symbol"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5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505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formation Retrieval and Web Search" draw:style-name="dp1" draw:master-page-name="Default" presentation:use-date-time-name="dtd1" xml:id="id6" draw:id="id6">
        <draw:frame presentation:style-name="pr1" draw:text-style-name="P2" draw:layer="layout" svg:width="22.19cm" svg:height="7.51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Information Retrieval and Web Search</text:span></text:p>
              </text:list-header>
            </text:list>
          </draw:text-box>
        </draw:frame>
        <draw:frame presentation:style-name="pr2" draw:text-style-name="P2" draw:layer="layout" svg:width="21.59cm" svg:height="7.092cm" svg:x="2.364cm" svg:y="9.7cm" presentation:class="outline" presentation:user-transformed="true">
          <draw:text-box>
            <text:list text:style-name="L2">
              <text:list-header>
                <text:p text:style-name="P3"><text:span text:style-name="T2">Vasile Rus, PhD</text:span></text:p>
              </text:list-header>
            </text:list>
            <text:list text:style-name="L3">
              <text:list-header>
                <text:p text:style-name="P3"><text:span text:style-name="T3"><text:a xlink:href="mailto:vrus@memphis.edu">vrus@memphis.edu</text:a></text:span></text:p>
                <text:p text:style-name="P3"><text:span text:style-name="T3"><text:a xlink:href="http://www.cs.memphis.edu/~vrus/teaching/ir-websearch/">www.cs.memphis.edu/~vrus/teaching/ir-websearch/</text:a></text:span><text:span text:style-name="T4"> </text:span></text:p>
              </text:list-header>
            </text:list>
          </draw:text-box>
        </draw:frame>
        <anim:par smil:dur="indefinite" smil:restart="never" presentation:node-type="timing-root">
          <anim:par smil:begin="id6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use-date-time-name="dtd1" xml:id="id7" draw:id="id7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Indexing and Searching</text:span></text:p>
                <text:p text:style-name="P4"><text:span text:style-name="T4"/></text:p>
              </text:list-item>
            </text:list>
          </draw:text-box>
        </draw:frame>
        <anim:par smil:dur="indefinite" smil:restart="never" presentation:node-type="timing-root">
          <anim:par smil:begin="id7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arching" draw:style-name="dp1" draw:master-page-name="Default" presentation:use-date-time-name="dtd1" xml:id="id8" draw:id="id8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arching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Sequential online text searching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Raw text</text:span></text:p>
                  </text:list-item>
                  <text:list-item>
                    <text:p text:style-name="P5"><text:span text:style-name="T4">Appropriate for small texts or fast-changing texts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Use index structures for fast access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Appropriate for large and semi-static collections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Hybrid methods: online+indexed search</text:span></text:p>
                <text:p text:style-name="P4"><text:span text:style-name="T4"/></text:p>
              </text:list-item>
            </text:list>
          </draw:text-box>
        </draw:frame>
        <anim:par smil:dur="indefinite" smil:restart="never" presentation:node-type="timing-root">
          <anim:par smil:begin="id8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exing" draw:style-name="dp1" draw:master-page-name="Default" presentation:use-date-time-name="dtd1" xml:id="id9" draw:id="id9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Indexing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Inverted files</text:span></text:p>
              </text:list-item>
              <text:list-item>
                <text:p text:style-name="P4"><text:span text:style-name="T4">Suffix arrays</text:span></text:p>
              </text:list-item>
              <text:list-item>
                <text:p text:style-name="P4"><text:span text:style-name="T4">Signature files</text:span></text:p>
                <text:p text:style-name="P4"><text:span text:style-name="T4"/></text:p>
              </text:list-item>
            </text:list>
          </draw:text-box>
        </draw:frame>
        <anim:par smil:dur="indefinite" smil:restart="never" presentation:node-type="timing-root">
          <anim:par smil:begin="id9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R System Architecture" draw:style-name="dp1" draw:master-page-name="Default" presentation:use-date-time-name="dtd1" xml:id="id10" draw:id="id10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IR System Architecture</text:span></text:p>
              </text:list-header>
            </text:list>
          </draw:text-box>
        </draw:frame>
        <draw:custom-shape draw:name="AutoShape 3" draw:style-name="gr2" draw:text-style-name="P2" draw:layer="layout" svg:width="3.175cm" svg:height="4.022cm" svg:x="20.955cm" svg:y="12.7cm">
          <text:list text:style-name="L1">
            <text:list-header>
              <text:p text:style-name="P6"><text:span text:style-name="T4">Text</text:span></text:p>
              <text:p text:style-name="P6"><text:span text:style-name="T4">Database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tangle 4" draw:style-name="gr3" draw:text-style-name="P2" xml:id="id1" draw:id="id1" draw:layer="layout" svg:width="4.022cm" svg:height="2.54cm" svg:x="20.32cm" svg:y="8.89cm">
          <text:list text:style-name="L1">
            <text:list-header>
              <text:p text:style-name="P6"><text:span text:style-name="T4">Database</text:span></text:p>
              <text:p text:style-name="P6"><text:span text:style-name="T4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2" draw:layer="layout" svg:width="4.233cm" svg:height="2.54cm" svg:x="14.817cm" svg:y="8.89cm">
          <text:list text:style-name="L1">
            <text:list-header>
              <text:p text:style-name="P6"><text:span text:style-name="T4">Index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6" draw:style-name="gr4" draw:text-style-name="P2" draw:layer="layout" svg:width="4.022cm" svg:height="2.117cm" svg:x="15.028cm" svg:y="12.488cm">
          <text:list text:style-name="L1">
            <text:list-header>
              <text:p text:style-name="P6"><text:span text:style-name="T4">Inde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" draw:style-name="gr3" draw:text-style-name="P2" draw:layer="layout" svg:width="4.657cm" svg:height="2.328cm" svg:x="8.678cm" svg:y="8.89cm">
          <text:list text:style-name="L1">
            <text:list-header>
              <text:p text:style-name="P6"><text:span text:style-name="T4">Query</text:span></text:p>
              <text:p text:style-name="P6"><text:span text:style-name="T4">Oper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2" draw:layer="layout" svg:width="4.657cm" svg:height="2.328cm" svg:x="8.678cm" svg:y="12.277cm">
          <text:list text:style-name="L1">
            <text:list-header>
              <text:p text:style-name="P6"><text:span text:style-name="T4">Search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2" draw:layer="layout" svg:width="4.657cm" svg:height="2.328cm" svg:x="8.678cm" svg:y="15.452cm">
          <text:list text:style-name="L1">
            <text:list-header>
              <text:p text:style-name="P6"><text:span text:style-name="T4">Rank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0" draw:style-name="gr4" draw:text-style-name="P2" xml:id="id5" draw:id="id5" draw:layer="layout" svg:width="3.81cm" svg:height="2.328cm" svg:x="3.598cm" svg:y="15.24cm">
          <text:list text:style-name="L1">
            <text:list-header>
              <text:p text:style-name="P6"><text:span text:style-name="T4">Ranked</text:span></text:p>
              <text:p text:style-name="P6"><text:span text:style-name="T4">Doc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4" draw:text-style-name="P2" draw:layer="layout" svg:width="4.233cm" svg:height="2.328cm" svg:x="3.387cm" svg:y="8.89cm">
          <text:list text:style-name="L1">
            <text:list-header>
              <text:p text:style-name="P6"><text:span text:style-name="T4">User</text:span></text:p>
              <text:p text:style-name="P6"><text:span text:style-name="T4">Feedbac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2" draw:style-name="gr3" draw:text-style-name="P2" xml:id="id4" draw:id="id4" draw:layer="layout" svg:width="11.007cm" svg:height="1.481cm" svg:x="8.043cm" svg:y="6.562cm">
          <text:list text:style-name="L1">
            <text:list-header>
              <text:p text:style-name="P6"><text:span text:style-name="T4">Text Oper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3" draw:text-style-name="P2" xml:id="id3" draw:id="id3" draw:layer="layout" svg:width="6.562cm" svg:height="1.27cm" svg:x="10.583cm" svg:y="4.445cm">
          <text:list text:style-name="L1">
            <text:list-header>
              <text:p text:style-name="P6"><text:span text:style-name="T4">User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" draw:style-name="gr4" draw:text-style-name="P2" draw:layer="layout" svg:width="4.445cm" svg:height="2.328cm" svg:x="14.817cm" svg:y="15.24cm">
          <text:list text:style-name="L1">
            <text:list-header>
              <text:p text:style-name="P6"><text:span text:style-name="T4">Retrieved</text:span></text:p>
              <text:p text:style-name="P6"><text:span text:style-name="T4">Doc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" draw:text-style-name="P2" draw:layer="layout" svg:width="2.964cm" svg:height="2.329cm" svg:x="4.233cm" svg:y="6.138cm">
          <text:list text:style-name="L1">
            <text:list-header>
              <text:p text:style-name="P6"><text:span text:style-name="T4">User</text:span></text:p>
              <text:p text:style-name="P6"><text:span text:style-name="T4">Nee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6" draw:style-name="gr5" draw:text-style-name="P7" draw:layer="layout" svg:x1="7.197cm" svg:y1="7.408cm" svg:x2="8.043cm" svg:y2="7.408cm">
          <text:p/>
        </draw:line>
        <draw:custom-shape draw:name="Oval 17" draw:style-name="gr4" draw:text-style-name="P2" xml:id="id2" draw:id="id2" draw:layer="layout" svg:width="3.175cm" svg:height="2.117cm" svg:x="20.743cm" svg:y="5.08cm">
          <text:list text:style-name="L1">
            <text:list-header>
              <text:p text:style-name="P6"><text:span text:style-name="T4">Tex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6" draw:text-style-name="P7" draw:layer="layout" draw:type="line" svg:x1="22.331cm" svg:y1="8.89cm" svg:x2="22.331cm" svg:y2="7.197cm" draw:start-shape="id1" draw:start-glue-point="0" draw:end-shape="id2" draw:end-glue-point="8" svg:d="m22331 8890v-1693">
          <text:p/>
        </draw:connector>
        <draw:connector draw:name="AutoShape 19" draw:style-name="gr7" draw:text-style-name="P7" draw:layer="layout" svg:x1="20.743cm" svg:y1="6.139cm" svg:x2="17.145cm" svg:y2="5.08cm" draw:start-shape="id2" draw:start-glue-point="6" draw:end-shape="id3" draw:end-glue-point="1" svg:d="m20743 6139h-1799v-1059h-1799">
          <text:p/>
        </draw:connector>
        <draw:connector draw:name="AutoShape 20" draw:style-name="gr7" draw:text-style-name="P7" draw:layer="layout" svg:x1="20.743cm" svg:y1="6.139cm" svg:x2="19.05cm" svg:y2="7.302cm" draw:start-shape="id2" draw:start-glue-point="6" draw:end-shape="id4" draw:end-glue-point="1" svg:d="m20743 6139h-847v1163h-846">
          <text:p/>
        </draw:connector>
        <draw:line draw:name="Line 21" draw:style-name="gr5" draw:text-style-name="P7" draw:layer="layout" svg:x1="16.722cm" svg:y1="8.043cm" svg:x2="16.722cm" svg:y2="8.89cm">
          <text:p/>
        </draw:line>
        <draw:line draw:name="Line 22" draw:style-name="gr5" draw:text-style-name="P7" draw:layer="layout" svg:x1="20.32cm" svg:y1="10.16cm" svg:x2="19.05cm" svg:y2="10.16cm">
          <text:p/>
        </draw:line>
        <draw:line draw:name="Line 23" draw:style-name="gr5" draw:text-style-name="P7" draw:layer="layout" svg:x1="16.933cm" svg:y1="11.43cm" svg:x2="16.933cm" svg:y2="12.488cm">
          <text:p/>
        </draw:line>
        <draw:line draw:name="Line 24" draw:style-name="gr5" draw:text-style-name="P7" draw:layer="layout" svg:x1="15.027cm" svg:y1="13.547cm" svg:x2="13.334cm" svg:y2="13.547cm">
          <text:p/>
        </draw:line>
        <draw:line draw:name="Line 25" draw:style-name="gr5" draw:text-style-name="P7" draw:layer="layout" svg:x1="13.335cm" svg:y1="14.182cm" svg:x2="15.452cm" svg:y2="15.663cm">
          <text:p/>
        </draw:line>
        <draw:line draw:name="Line 26" draw:style-name="gr5" draw:text-style-name="P7" draw:layer="layout" svg:x1="14.817cm" svg:y1="16.51cm" svg:x2="13.335cm" svg:y2="16.51cm">
          <text:p/>
        </draw:line>
        <draw:line draw:name="Line 27" draw:style-name="gr5" draw:text-style-name="P7" draw:layer="layout" svg:x1="8.678cm" svg:y1="16.51cm" svg:x2="7.408cm" svg:y2="16.51cm">
          <text:p/>
        </draw:line>
        <draw:line draw:name="Line 28" draw:style-name="gr5" draw:text-style-name="P7" draw:layer="layout" svg:x1="7.62cm" svg:y1="10.16cm" svg:x2="8.678cm" svg:y2="10.16cm">
          <text:p/>
        </draw:line>
        <draw:line draw:name="Line 29" draw:style-name="gr5" draw:text-style-name="P7" draw:layer="layout" svg:x1="10.583cm" svg:y1="8.043cm" svg:x2="10.583cm" svg:y2="8.89cm">
          <text:p/>
        </draw:line>
        <draw:custom-shape draw:name="Oval 30" draw:style-name="gr4" draw:text-style-name="P2" draw:layer="layout" svg:width="3.387cm" svg:height="1.905cm" svg:x="3.81cm" svg:y="12.488cm">
          <text:list text:style-name="L1">
            <text:list-header>
              <text:p text:style-name="P6"><text:span text:style-name="T4">Quer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1" draw:style-name="gr5" draw:text-style-name="P7" draw:layer="layout" svg:x1="8.678cm" svg:y1="10.795cm" svg:x2="6.562cm" svg:y2="12.7cm">
          <text:p/>
        </draw:line>
        <draw:line draw:name="Line 32" draw:style-name="gr5" draw:text-style-name="P7" draw:layer="layout" svg:x1="7.197cm" svg:y1="13.547cm" svg:x2="8.678cm" svg:y2="13.547cm">
          <text:p/>
        </draw:line>
        <draw:line draw:name="Line 33" draw:style-name="gr8" draw:text-style-name="P7" draw:layer="layout" svg:x1="22.437cm" svg:y1="11.43cm" svg:x2="22.437cm" svg:y2="12.7cm">
          <text:p/>
        </draw:line>
        <draw:line draw:name="Line 34" draw:style-name="gr9" draw:text-style-name="P7" draw:layer="layout" svg:x1="10.582cm" svg:y1="5.503cm" svg:x2="3.597cm" svg:y2="5.503cm">
          <text:p/>
        </draw:line>
        <draw:line draw:name="Line 35" draw:style-name="gr9" draw:text-style-name="P7" draw:layer="layout" svg:x1="10.583cm" svg:y1="5.08cm" svg:x2="10.583cm" svg:y2="5.08cm">
          <text:p/>
        </draw:line>
        <draw:line draw:name="Line 36" draw:style-name="gr9" draw:text-style-name="P7" draw:layer="layout" svg:x1="11.007cm" svg:y1="5.503cm" svg:x2="11.007cm" svg:y2="5.503cm">
          <text:p/>
        </draw:line>
        <draw:line draw:name="Line 37" draw:style-name="gr9" draw:text-style-name="P7" draw:layer="layout" svg:x1="10.582cm" svg:y1="5.08cm" svg:x2="3.597cm" svg:y2="5.08cm">
          <text:p/>
        </draw:line>
        <draw:line draw:name="Line 38" draw:style-name="gr5" draw:text-style-name="P7" draw:layer="layout" svg:x1="5.715cm" svg:y1="5.503cm" svg:x2="5.715cm" svg:y2="6.138cm">
          <text:p/>
        </draw:line>
        <draw:line draw:name="Line 39" draw:style-name="gr5" draw:text-style-name="P7" draw:layer="layout" svg:x1="3.598cm" svg:y1="5.503cm" svg:x2="3.598cm" svg:y2="9.525cm">
          <text:p/>
        </draw:line>
        <draw:connector draw:name="AutoShape 40" draw:style-name="gr7" draw:text-style-name="P7" draw:layer="layout" svg:x1="3.598cm" svg:y1="16.404cm" svg:x2="10.583cm" svg:y2="5.08cm" draw:start-shape="id5" draw:start-glue-point="6" draw:end-shape="id3" draw:end-glue-point="3" svg:d="m3598 16404h-643v-11324h7628">
          <text:p/>
        </draw:connector>
        <draw:custom-shape draw:name="Text Box 41" draw:style-name="gr10" draw:text-style-name="P2" draw:layer="layout" svg:width="4.371cm" svg:height="1.108cm" svg:x="11.853cm" svg:y="7.832cm">
          <text:list text:style-name="L1">
            <text:list-header>
              <text:p text:style-name="P1"><text:span text:style-name="T6">Logical 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0" draw:text-style-name="P2" draw:layer="layout" svg:width="2.864cm" svg:height="1.955cm" svg:x="17.565cm" svg:y="11.642cm">
          <text:list text:style-name="L1">
            <text:list-header>
              <text:p text:style-name="P1"><text:span text:style-name="T6">Inverted</text:span></text:p>
              <text:p text:style-name="P1"><text:span text:style-name="T6"><text:s text:c="7"/></text:span><text:span text:style-name="T6">fi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0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R System Components" draw:style-name="dp1" draw:master-page-name="Default" presentation:use-date-time-name="dtd1" xml:id="id11" draw:id="id11">
        <draw:frame presentation:style-name="pr7" draw:text-style-name="P2" draw:layer="layout" svg:width="22.648cm" svg:height="2.123cm" svg:x="0.635cm" svg:y="1.269cm" presentation:class="title" presentation:user-transformed="true">
          <draw:text-box>
            <text:list text:style-name="L1">
              <text:list-header>
                <text:p text:style-name="P1"><text:span text:style-name="T4">IR System Components</text:span></text:p>
              </text:list-header>
            </text:list>
          </draw:text-box>
        </draw:frame>
        <draw:frame presentation:style-name="pr8" draw:text-style-name="P2" draw:layer="layout" svg:width="22.013cm" svg:height="13.023cm" svg:x="-0.001cm" svg:y="3.135cm" presentation:class="outline" presentation:user-transformed="true">
          <draw:text-box>
            <text:list text:style-name="L4">
              <text:list-item>
                <text:p text:style-name="P8"><text:span text:style-name="T7">Text Operations</text:span><text:span text:style-name="T8"> forms index words (tokens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okenization</text:span></text:p>
                  </text:list-item>
                  <text:list-item>
                    <text:p text:style-name="P9"><text:span text:style-name="T6">Stopword removal</text:span></text:p>
                  </text:list-item>
                  <text:list-item>
                    <text:p text:style-name="P9"><text:span text:style-name="T6">Stemm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Indexing</text:span><text:span text:style-name="T8"> constructs an </text:span><text:span text:style-name="T9">inverted index</text:span><text:span text:style-name="T8"> of word to document pointer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Mapping from keywords to document ids</text:span></text:p>
                    <text:p text:style-name="P9"><text:span text:style-name="T6"/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custom-shape draw:name="Rectangle 4" draw:style-name="gr11" draw:text-style-name="P2" draw:layer="layout" svg:width="6.985cm" svg:height="5.503cm" svg:x="1.482cm" svg:y="12.277cm">
          <text:list text:style-name="L6">
            <text:list-header>
              <text:p text:style-name="P11"><text:span text:style-name="T11">I did enact Julius</text:span></text:p>
              <text:p text:style-name="P11"><text:span text:style-name="T11">Caesar I was killed </text:span></text:p>
              <text:p text:style-name="P11"><text:span text:style-name="T11">i' the Capitol; </text:span></text:p>
              <text:p text:style-name="P11"><text:span text:style-name="T11">Brutus killed m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2.352cm" svg:height="1.108cm" svg:x="4.658cm" svg:y="10.716cm">
          <text:list text:style-name="L6">
            <text:list-header>
              <text:p text:style-name="P12"><text:span text:style-name="T11">Doc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1" draw:text-style-name="P2" draw:layer="layout" svg:width="7.197cm" svg:height="5.503cm" svg:x="9.948cm" svg:y="12.277cm">
          <text:list text:style-name="L6">
            <text:list-header>
              <text:p text:style-name="P11"><text:span text:style-name="T11">So let it be with</text:span></text:p>
              <text:p text:style-name="P11"><text:span text:style-name="T11">Caesar. The noble</text:span></text:p>
              <text:p text:style-name="P11"><text:span text:style-name="T11">Brutus hath told you</text:span></text:p>
              <text:p text:style-name="P11"><text:span text:style-name="T11">Caesar was ambitiou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10" draw:text-style-name="P2" draw:layer="layout" svg:width="2.352cm" svg:height="1.108cm" svg:x="11.854cm" svg:y="10.716cm">
          <text:list text:style-name="L6">
            <text:list-header>
              <text:p text:style-name="P12"><text:span text:style-name="T11">Doc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2" draw:text-style-name="P7" draw:layer="layout" svg:x1="17.357cm" svg:y1="11.43cm" svg:x2="21.167cm" svg:y2="11.43cm">
          <text:p/>
        </draw:line>
        <draw:frame draw:name="Object 9" draw:style-name="gr13" draw:layer="layout" svg:width="3.347cm" svg:height="14.755cm" svg:x="22.053cm" svg:y="2.297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smil:dur="indefinite" smil:restart="never" presentation:node-type="timing-root">
          <anim:par smil:begin="id11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 xml:id="id12" draw:id="id12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IR System Components</text:span></text:p>
              </text:list-header>
            </text:list>
          </draw:text-box>
        </draw:frame>
        <draw:frame presentation:style-name="pr10" draw:text-style-name="P2" draw:layer="layout" svg:width="22.437cm" svg:height="13.418cm" svg:x="1.057cm" svg:y="3.809cm" presentation:class="outline" presentation:user-transformed="true">
          <draw:text-box>
            <text:list text:style-name="L4">
              <text:list-item>
                <text:p text:style-name="P13"><text:span text:style-name="T12">Searching</text:span><text:span text:style-name="T13"> retrieves documents that contain a given query token from the inverted index</text:span></text:p>
              </text:list-item>
              <text:list-item>
                <text:p text:style-name="P13"><text:span text:style-name="T12">Ranking</text:span><text:span text:style-name="T13"> scores all retrieved documents according to a relevance metric</text:span></text:p>
              </text:list-item>
              <text:list-item>
                <text:p text:style-name="P13"><text:span text:style-name="T12">User Interface</text:span><text:span text:style-name="T13"> manages interaction with the user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Query input and document output</text:span></text:p>
                  </text:list-item>
                  <text:list-item>
                    <text:p text:style-name="P14"><text:span text:style-name="T8">Relevance feedback</text:span></text:p>
                  </text:list-item>
                  <text:list-item>
                    <text:p text:style-name="P14"><text:span text:style-name="T8">Visualization of results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2">Query Operations</text:span><text:span text:style-name="T13"> transform the query to improve retrieval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Query expansion using a thesaurus</text:span></text:p>
                  </text:list-item>
                  <text:list-item>
                    <text:p text:style-name="P14"><text:span text:style-name="T8">Query transformation using relevance feedback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2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ments on Vector Space Models" draw:style-name="dp1" draw:master-page-name="Default" presentation:use-date-time-name="dtd1" xml:id="id13" draw:id="id13">
        <draw:frame presentation:style-name="pr6" draw:text-style-name="P2" draw:layer="layout" svg:width="16.572cm" svg:height="4.323cm" svg:x="3.77cm" svg:y="-0.001cm" presentation:class="title" presentation:user-transformed="true">
          <draw:text-box>
            <text:list text:style-name="L1">
              <text:list-header>
                <text:p text:style-name="P1"><text:span text:style-name="T14">Comments on Vector Space Models</text:span></text:p>
              </text:list-header>
            </text:list>
          </draw:text-box>
        </draw:frame>
        <draw:frame presentation:style-name="pr11" draw:text-style-name="P2" draw:layer="layout" svg:width="22.86cm" svg:height="12.348cm" svg:x="1.27cm" svg:y="4.669cm" presentation:class="outline" presentation:user-transformed="true">
          <draw:text-box>
            <text:list text:style-name="L4">
              <text:list-item>
                <text:p text:style-name="P4"><text:span text:style-name="T15">Simple, mathematically based approach</text:span></text:p>
              </text:list-item>
              <text:list-item>
                <text:p text:style-name="P4"><text:span text:style-name="T15">Considers both local (</text:span><text:span text:style-name="T16">tf</text:span><text:span text:style-name="T15">) and global (</text:span><text:span text:style-name="T16">idf</text:span><text:span text:style-name="T15">) word importance measures</text:span></text:p>
              </text:list-item>
              <text:list-item>
                <text:p text:style-name="P4"><text:span text:style-name="T15">Provides partial matching and ranked results</text:span></text:p>
              </text:list-item>
              <text:list-item>
                <text:p text:style-name="P4"><text:span text:style-name="T15">Tends to work quite well in practice despite obvious weaknesses</text:span></text:p>
              </text:list-item>
              <text:list-item>
                <text:p text:style-name="P4"><text:span text:style-name="T15">Allows efficient implementation for large document collections</text:span></text:p>
              </text:list-item>
            </text:list>
          </draw:text-box>
        </draw:frame>
        <draw:custom-shape draw:name="Rectangle 4" draw:style-name="gr14" draw:text-style-name="P2" draw:layer="layout" svg:width="21.59cm" svg:height="4.021cm" svg:x="1.905cm" svg:y="4.022cm">
          <text:list text:style-name="L1">
            <text:list-header>
              <text:p text:style-name="P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3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blems with Vector  Space Model" draw:style-name="dp1" draw:master-page-name="Default" presentation:use-date-time-name="dtd1" xml:id="id14" draw:id="id14">
        <draw:frame presentation:style-name="pr12" draw:text-style-name="P2" draw:layer="layout" svg:width="22.648cm" svg:height="4.323cm" svg:x="0.847cm" svg:y="-0.001cm" presentation:class="title" presentation:user-transformed="true">
          <draw:text-box>
            <text:list text:style-name="L1">
              <text:list-header>
                <text:p text:style-name="P1"><text:span text:style-name="T17">Problems with Vector </text:span><text:span text:style-name="T17"><text:line-break/></text:span><text:span text:style-name="T17">Space Model</text:span></text:p>
              </text:list-header>
            </text:list>
          </draw:text-box>
        </draw:frame>
        <draw:frame presentation:style-name="pr8" draw:text-style-name="P2" draw:layer="layout" svg:width="22.225cm" svg:height="13.023cm" svg:x="1.692cm" svg:y="4.383cm" presentation:class="outline" presentation:user-transformed="true">
          <draw:text-box>
            <text:list text:style-name="L4">
              <text:list-item>
                <text:p text:style-name="P5"><text:span text:style-name="T18">Missing semantic information (e.g. word sense)</text:span></text:p>
              </text:list-item>
              <text:list-item>
                <text:p text:style-name="P5"><text:span text:style-name="T18">Missing syntactic information (e.g. phrase structure, word order, proximity information)</text:span></text:p>
              </text:list-item>
              <text:list-item>
                <text:p text:style-name="P5"><text:span text:style-name="T18">Assumption of term independence (e.g. ignores synonymy)</text:span></text:p>
              </text:list-item>
              <text:list-item>
                <text:p text:style-name="P5"><text:span text:style-name="T18">Lacks the control of a Boolean model (e.g., </text:span><text:span text:style-name="T19">requiring</text:span><text:span text:style-name="T18"> a term to appear in a document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0">Given a two-term query “A B”, may prefer a document containing A frequently but not B, over a document that contains both A and B, but both less frequently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4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aïve Implementation" draw:style-name="dp1" draw:master-page-name="Default" presentation:use-date-time-name="dtd1" xml:id="id15" draw:id="id15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7">Naïve Implementation</text:span></text:p>
              </text:list-header>
            </text:list>
          </draw:text-box>
        </draw:frame>
        <draw:frame presentation:style-name="pr13" draw:text-style-name="P2" draw:layer="layout" svg:width="22.86cm" svg:height="12.716cm" svg:x="1.27cm" svg:y="4.445cm" presentation:class="outline" presentation:user-transformed="true">
          <draw:text-box>
            <text:list text:style-name="L1">
              <text:list-header>
                <text:p text:style-name="P15"><text:span text:style-name="T13">Convert all documents in collection D to tf-idf weighted vectors, </text:span><text:span text:style-name="T21">d</text:span><text:span text:style-name="T22">j</text:span><text:span text:style-name="T13">, for keyword vocabulary V</text:span></text:p>
                <text:p text:style-name="P15"><text:span text:style-name="T13">Convert query to a tf-idf-weighted vector </text:span><text:span text:style-name="T21">q</text:span></text:p>
                <text:p text:style-name="P15"><text:span text:style-name="T13">For each </text:span><text:span text:style-name="T21">d</text:span><text:span text:style-name="T22">j</text:span><text:span text:style-name="T13"> in D do</text:span></text:p>
                <text:p text:style-name="P15"><text:span text:style-name="T13"><text:s text:c="6"/></text:span><text:span text:style-name="T13">Compute score s</text:span><text:span text:style-name="T23">j </text:span><text:span text:style-name="T13">= cosSim(</text:span><text:span text:style-name="T21">d</text:span><text:span text:style-name="T22">j, </text:span><text:span text:style-name="T21">q</text:span><text:span text:style-name="T13">)</text:span></text:p>
                <text:p text:style-name="P15"><text:span text:style-name="T13">Sort documents by decreasing score</text:span></text:p>
                <text:p text:style-name="P15"><text:span text:style-name="T13">Present top ranked documents to the user</text:span></text:p>
                <text:p text:style-name="P15"><text:span text:style-name="T13"/></text:p>
              </text:list-header>
            </text:list>
            <text:list text:style-name="L7">
              <text:list-header>
                <text:p text:style-name="P15"><text:span text:style-name="T24">Time complexity: <text:s/>O(|V|</text:span><text:span text:style-name="T25">·</text:span><text:span text:style-name="T24">|D|)</text:span><text:span text:style-name="T13"> <text:s text:c="2"/></text:span><text:span text:style-name="T26">Bad for large V &amp; D !</text:span></text:p>
              </text:list-header>
            </text:list>
            <text:list text:style-name="L8">
              <text:list-header>
                <text:p text:style-name="P15"><text:span text:style-name="T26">|V| = 10,000; |D| = 100,000; |V|</text:span><text:span text:style-name="T27">·</text:span><text:span text:style-name="T26">|D| = 1,000,000,000</text:span></text:p>
              </text:list-header>
            </text:list>
          </draw:text-box>
        </draw:frame>
        <anim:par smil:dur="indefinite" smil:restart="never" presentation:node-type="timing-root">
          <anim:par smil:begin="id15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actical Implementation" draw:style-name="dp1" draw:master-page-name="Default" presentation:use-date-time-name="dtd1" xml:id="id16" draw:id="id16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actical Implementation</text:span>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Based on the observation that documents containing none of the query keywords do not affect the final ranking</text:span></text:p>
              </text:list-item>
              <text:list-item>
                <text:p text:style-name="P4"><text:span text:style-name="T4">Try to identify only those documents that contain at least one query keyword</text:span></text:p>
              </text:list-item>
              <text:list-item>
                <text:p text:style-name="P4"><text:span text:style-name="T4">Actual implementation of an inverted index</text:span></text:p>
              </text:list-item>
            </text:list>
          </draw:text-box>
        </draw:frame>
        <anim:par smil:dur="indefinite" smil:restart="never" presentation:node-type="timing-root">
          <anim:par smil:begin="id16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ep 1: Preprocessing" draw:style-name="dp1" draw:master-page-name="Default" presentation:use-date-time-name="dtd1" xml:id="id17" draw:id="id17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ep 1: Preprocessing</text:span></text:p>
              </text:list-header>
            </text:list>
          </draw:text-box>
        </draw:frame>
        <draw:frame presentation:style-name="pr13" draw:text-style-name="P2" draw:layer="layout" svg:width="22.86cm" svg:height="14.581cm" svg:x="1.314cm" svg:y="3.316cm" presentation:class="outline" presentation:user-transformed="true">
          <draw:text-box>
            <text:list text:style-name="L4">
              <text:list-item>
                <text:p text:style-name="P4"><text:span text:style-name="T4">Implement the preprocessing functions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For tokenization</text:span></text:p>
                  </text:list-item>
                  <text:list-item>
                    <text:p text:style-name="P5"><text:span text:style-name="T4">For stop word removal</text:span></text:p>
                  </text:list-item>
                  <text:list-item>
                    <text:p text:style-name="P5"><text:span text:style-name="T4">For stemming</text:span></text:p>
                  </text:list-item>
                  <text:list-item>
                    <text:p text:style-name="P5"><text:span text:style-name="T4">(Map everything to lowercase; Keep only sequences of alphabetical characters)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5">Input</text:span><text:span text:style-name="T4">: Documents that are read one by one from the collection</text:span></text:p>
              </text:list-item>
              <text:list-item>
                <text:p text:style-name="P4"><text:span text:style-name="T5">Output</text:span><text:span text:style-name="T4">: Tokens to be added to the index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No punctuation, no stop-words, stemmed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7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ep 2: Indexing" draw:style-name="dp1" draw:master-page-name="Default" presentation:use-date-time-name="dtd1" xml:id="id18" draw:id="id18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ep 2: Indexing</text:span>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Build an inverted index, with an entry for each word in the vocabulary</text:span></text:p>
                <text:p text:style-name="P4"><text:span text:style-name="T4"/></text:p>
              </text:list-item>
              <text:list-item>
                <text:p text:style-name="P4"><text:span text:style-name="T5">Input</text:span><text:span text:style-name="T4">: Tokens obtained from the preprocessing module</text:span></text:p>
              </text:list-item>
              <text:list-item>
                <text:p text:style-name="P4"><text:span text:style-name="T5">Output</text:span><text:span text:style-name="T4">: An inverted index for fast access</text:span></text:p>
              </text:list-item>
            </text:list>
          </draw:text-box>
        </draw:frame>
        <anim:par smil:dur="indefinite" smil:restart="never" presentation:node-type="timing-root">
          <anim:par smil:begin="id18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ep 2 (cont’d)" draw:style-name="dp1" draw:master-page-name="Default" presentation:use-date-time-name="dtd1" xml:id="id19" draw:id="id19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ep 2 (cont’d)</text:span>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5"><text:span text:style-name="T13">Many data structures are appropriate for fast acces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B-trees, skipped lists, hashtabl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3">We need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One entry for each word in the vocabulary</text:span></text:p>
                  </text:list-item>
                  <text:list-item>
                    <text:p text:style-name="P8"><text:span text:style-name="T8">For each such entry:</text:span></text:p>
                    <text:list>
                      <text:list-item>
                        <text:p text:style-name="P9"><text:span text:style-name="T6">Keep a list of all the documents where it appears together with the corresponding frequency </text:span><text:span text:style-name="T28"></text:span><text:span text:style-name="T6"> TF</text:span></text:p>
                      </text:list-item>
                    </text:list>
                  </text:list-item>
                  <text:list-item>
                    <text:p text:style-name="P8"><text:span text:style-name="T8">For each such entry, keep the total number of occurrences in all document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28"></text:span><text:span text:style-name="T6"> </text:span><text:span text:style-name="T6">DF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9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 xml:id="id20" draw:id="id20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ep 2 (cont’d)</text:span></text:p>
              </text:list-header>
            </text:list>
          </draw:text-box>
        </draw:frame>
        <draw:g draw:name="Group 3">
          <draw:custom-shape draw:name="Rectangle 4" draw:style-name="gr15" draw:text-style-name="P2" draw:layer="layout" svg:width="6.191cm" svg:height="6.879cm" svg:x="4.657cm" svg:y="7.461cm">
            <text:list text:style-name="L1">
              <text:list-header>
                <text:p text:style-name="P6"><text:span text:style-name="T29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5" draw:style-name="gr16" draw:text-style-name="P7" draw:layer="layout" svg:x1="8.837cm" svg:y1="7.514cm" svg:x2="8.837cm" svg:y2="14.393cm">
            <text:p/>
          </draw:line>
          <draw:line draw:name="Line 6" draw:style-name="gr16" draw:text-style-name="P7" draw:layer="layout" svg:x1="4.688cm" svg:y1="8.709cm" svg:x2="10.879cm" svg:y2="8.709cm">
            <text:p/>
          </draw:line>
          <draw:line draw:name="Line 7" draw:style-name="gr16" draw:text-style-name="P7" draw:layer="layout" svg:x1="4.763cm" svg:y1="13.335cm" svg:x2="10.954cm" svg:y2="13.335cm">
            <text:p/>
          </draw:line>
          <draw:line draw:name="Line 8" draw:style-name="gr16" draw:text-style-name="P7" draw:layer="layout" svg:x1="4.657cm" svg:y1="9.842cm" svg:x2="10.848cm" svg:y2="9.842cm">
            <text:p/>
          </draw:line>
          <draw:line draw:name="Line 9" draw:style-name="gr16" draw:text-style-name="P7" draw:layer="layout" svg:x1="4.657cm" svg:y1="12.118cm" svg:x2="10.848cm" svg:y2="12.118cm">
            <text:p/>
          </draw:line>
          <draw:custom-shape draw:name="Text Box 10" draw:style-name="gr10" draw:text-style-name="P2" draw:layer="layout" svg:width="2.454cm" svg:height="1.108cm" svg:x="4.922cm" svg:y="13.163cm">
            <text:list text:style-name="L1">
              <text:list-header>
                <text:p text:style-name="P6"><text:span text:style-name="T29">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0" draw:text-style-name="P2" draw:layer="layout" svg:width="3.169cm" svg:height="1.108cm" svg:x="4.825cm" svg:y="7.501cm">
            <text:list text:style-name="L1">
              <text:list-header>
                <text:p text:style-name="P6"><text:span text:style-name="T29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0" draw:text-style-name="P2" draw:layer="layout" svg:width="2.936cm" svg:height="1.108cm" svg:x="4.816cm" svg:y="8.678cm">
            <text:list text:style-name="L1">
              <text:list-header>
                <text:p text:style-name="P6"><text:span text:style-name="T29">datab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0" draw:text-style-name="P2" draw:layer="layout" svg:width="2.581cm" svg:height="1.108cm" svg:x="4.856cm" svg:y="12.157cm">
            <text:list text:style-name="L1">
              <text:list-header>
                <text:p text:style-name="P6"><text:span text:style-name="T29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15" draw:text-style-name="P2" draw:layer="layout" svg:width="4.709cm" svg:height="0.846cm" svg:x="12.383cm" svg:y="8.89cm">
            <text:list text:style-name="L1">
              <text:list-header>
                <text:p text:style-name="P1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5" draw:text-style-name="P2" draw:layer="layout" svg:width="7.038cm" svg:height="0.847cm" svg:x="12.383cm" svg:y="7.514cm">
            <text:list text:style-name="L1">
              <text:list-header>
                <text:p text:style-name="P1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2" draw:layer="layout" svg:width="9.419cm" svg:height="0.987cm" svg:x="12.436cm" svg:y="12.065cm">
            <text:list text:style-name="L1">
              <text:list-header>
                <text:p text:style-name="P1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7" draw:style-name="gr16" draw:text-style-name="P7" draw:layer="layout" svg:x1="15.082cm" svg:y1="12.118cm" svg:x2="15.082cm" svg:y2="13.017cm">
            <text:p/>
          </draw:line>
          <draw:line draw:name="Line 18" draw:style-name="gr16" draw:text-style-name="P7" draw:layer="layout" svg:x1="17.304cm" svg:y1="12.118cm" svg:x2="17.304cm" svg:y2="13.017cm">
            <text:p/>
          </draw:line>
          <draw:custom-shape draw:name="Rectangle 19" draw:style-name="gr15" draw:text-style-name="P2" draw:layer="layout" svg:width="2.593cm" svg:height="0.9cm" svg:x="12.436cm" svg:y="13.515cm">
            <text:list text:style-name="L1">
              <text:list-header>
                <text:p text:style-name="P1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0" draw:style-name="gr17" draw:text-style-name="P7" draw:layer="layout" svg:x1="10.054cm" svg:y1="8.043cm" svg:x2="12.33cm" svg:y2="8.043cm">
            <text:p/>
          </draw:line>
          <draw:line draw:name="Line 21" draw:style-name="gr17" draw:text-style-name="P7" draw:layer="layout" svg:x1="10.107cm" svg:y1="9.313cm" svg:x2="12.383cm" svg:y2="9.313cm">
            <text:p/>
          </draw:line>
          <draw:line draw:name="Line 22" draw:style-name="gr17" draw:text-style-name="P7" draw:layer="layout" svg:x1="10.107cm" svg:y1="12.541cm" svg:x2="12.383cm" svg:y2="12.541cm">
            <text:p/>
          </draw:line>
          <draw:line draw:name="Line 23" draw:style-name="gr17" draw:text-style-name="P7" draw:layer="layout" svg:x1="10.107cm" svg:y1="13.864cm" svg:x2="12.383cm" svg:y2="13.864cm">
            <text:p/>
          </draw:line>
          <draw:custom-shape draw:name="Text Box 24" draw:style-name="gr10" draw:text-style-name="P2" draw:layer="layout" svg:width="1.932cm" svg:height="1.224cm" svg:x="12.497cm" svg:y="11.946cm">
            <text:list text:style-name="L1">
              <text:list-header>
                <text:p text:style-name="P6"><text:span text:style-name="T29">D</text:span><text:span text:style-name="T30">2</text:span><text:span text:style-name="T29">,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0" draw:text-style-name="P2" draw:layer="layout" svg:width="1.932cm" svg:height="1.224cm" svg:x="12.466cm" svg:y="13.414cm">
            <text:list text:style-name="L1">
              <text:list-header>
                <text:p text:style-name="P6"><text:span text:style-name="T29">D</text:span><text:span text:style-name="T30">5</text:span><text:span text:style-name="T29">,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0" draw:text-style-name="P2" draw:layer="layout" svg:width="1.932cm" svg:height="1.224cm" svg:x="12.488cm" svg:y="8.824cm">
            <text:list text:style-name="L1">
              <text:list-header>
                <text:p text:style-name="P6"><text:span text:style-name="T29">D</text:span><text:span text:style-name="T30">1</text:span><text:span text:style-name="T29">,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10" draw:text-style-name="P2" draw:layer="layout" svg:width="1.932cm" svg:height="1.224cm" svg:x="12.453cm" svg:y="7.448cm">
            <text:list text:style-name="L1">
              <text:list-header>
                <text:p text:style-name="P6"><text:span text:style-name="T29">D</text:span><text:span text:style-name="T30">7</text:span><text:span text:style-name="T29">,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8" draw:style-name="gr16" draw:text-style-name="P7" draw:layer="layout" svg:x1="17.092cm" svg:y1="7.545cm" svg:x2="17.092cm" svg:y2="8.444cm">
            <text:p/>
          </draw:line>
          <draw:line draw:name="Line 29" draw:style-name="gr16" draw:text-style-name="P7" draw:layer="layout" svg:x1="14.892cm" svg:y1="7.554cm" svg:x2="14.892cm" svg:y2="8.453cm">
            <text:p/>
          </draw:line>
          <draw:line draw:name="Line 30" draw:style-name="gr16" draw:text-style-name="P7" draw:layer="layout" svg:x1="14.932cm" svg:y1="8.907cm" svg:x2="14.932cm" svg:y2="9.807cm">
            <text:p/>
          </draw:line>
          <draw:custom-shape draw:name="Text Box 31" draw:style-name="gr10" draw:text-style-name="P2" draw:layer="layout" svg:width="3.859cm" svg:height="1.108cm" svg:x="4.827cm" svg:y="6.257cm">
            <text:list text:style-name="L1">
              <text:list-header>
                <text:p text:style-name="P1"><text:span text:style-name="T29">Index term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10" draw:text-style-name="P2" draw:layer="layout" svg:width="1.052cm" svg:height="1.108cm" svg:x="9.449cm" svg:y="6.169cm">
            <text:list text:style-name="L1">
              <text:list-header>
                <text:p text:style-name="P1"><text:span text:style-name="T31">d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3" draw:style-name="gr16" draw:text-style-name="P7" draw:layer="layout" svg:x1="19.61cm" svg:y1="12.078cm" svg:x2="19.61cm" svg:y2="13.101cm">
            <text:p/>
          </draw:line>
          <draw:custom-shape draw:name="Text Box 34" draw:style-name="gr10" draw:text-style-name="P2" draw:layer="layout" svg:width="0.858cm" svg:height="1.108cm" svg:x="9.365cm" svg:y="7.483cm">
            <text:list text:style-name="L1">
              <text:list-header>
                <text:p text:style-name="P1"><text:span text:style-name="T2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10" draw:text-style-name="P2" draw:layer="layout" svg:width="0.858cm" svg:height="1.108cm" svg:x="9.321cm" svg:y="8.925cm">
            <text:list text:style-name="L1">
              <text:list-header>
                <text:p text:style-name="P1"><text:span text:style-name="T2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10" draw:text-style-name="P2" draw:layer="layout" svg:width="0.858cm" svg:height="1.108cm" svg:x="9.277cm" svg:y="12.016cm">
            <text:list text:style-name="L1">
              <text:list-header>
                <text:p text:style-name="P1"><text:span text:style-name="T2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10" draw:text-style-name="P2" draw:layer="layout" svg:width="0.858cm" svg:height="1.108cm" svg:x="9.281cm" svg:y="13.198cm">
            <text:list text:style-name="L1">
              <text:list-header>
                <text:p text:style-name="P1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8" draw:style-name="gr18" draw:text-style-name="P2" draw:layer="layout" svg:width="2.972cm" svg:height="1.014cm" svg:x="14.46cm" svg:y="5.715cm">
            <text:list text:style-name="L1">
              <text:list-header>
                <text:p text:style-name="P6"><text:span text:style-name="T31">D</text:span><text:span text:style-name="T32">j</text:span><text:span text:style-name="T31">, tf</text:span><text:span text:style-name="T32">j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9" draw:style-name="gr19" draw:text-style-name="P7" draw:layer="layout" svg:x1="14.482cm" svg:y1="6.676cm" svg:x2="14.905cm" svg:y2="7.527cm">
            <text:p/>
          </draw:line>
          <draw:line draw:name="Line 40" draw:style-name="gr19" draw:text-style-name="P7" draw:layer="layout" svg:x1="17.532cm" svg:y1="6.724cm" svg:x2="17.065cm" svg:y2="7.527cm">
            <text:p/>
          </draw:line>
          <draw:custom-shape draw:name="Text Box 41" draw:style-name="gr10" draw:text-style-name="P2" draw:layer="layout" svg:width="3.237cm" svg:height="1.108cm" svg:x="6.082cm" svg:y="14.816cm">
            <text:list text:style-name="L1">
              <text:list-header>
                <text:p text:style-name="P1"><text:span text:style-name="T29">Index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10" draw:text-style-name="P2" draw:layer="layout" svg:width="1.637cm" svg:height="1.108cm" svg:x="16.035cm" svg:y="14.605cm">
            <text:list text:style-name="L1">
              <text:list-header>
                <text:p text:style-name="P1"><text:span text:style-name="T29">lis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10" draw:text-style-name="P2" draw:layer="layout" svg:width="1.836cm" svg:height="1.108cm" svg:x="5.467cm" svg:y="10.473cm">
            <text:list text:style-name="L10">
              <text:list-header>
                <text:p text:style-name="P12"><text:span text:style-name="T33"></text:span><text:span text:style-name="T29"> </text:span><text:span text:style-name="T33"></text:span><text:span text:style-name="T29"> </text:span><text:span text:style-name="T33">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par smil:begin="id20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 xml:id="id21" draw:id="id21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ep 2 (cont’d)</text:span></text:p>
              </text:list-header>
            </text:list>
          </draw:text-box>
        </draw:frame>
        <draw:frame presentation:style-name="pr14" draw:text-style-name="P2" draw:layer="layout" svg:width="22.437cm" svg:height="15.729cm" svg:x="1.3cm" svg:y="3.113cm" presentation:class="outline" presentation:user-transformed="true">
          <draw:text-box>
            <text:list text:style-name="L4">
              <text:list-item>
                <text:p text:style-name="P13"><text:span text:style-name="T13">TF and IDF for each token can be computed in one pass </text:span></text:p>
              </text:list-item>
              <text:list-item>
                <text:p text:style-name="P13"><text:span text:style-name="T13">Cosine similarity also requires document lengths</text:span></text:p>
              </text:list-item>
              <text:list-item>
                <text:p text:style-name="P13"><text:span text:style-name="T13">Need a second pass to compute document vector length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Remember that the length of a document vector is the square-root of sum of the squares of the weights of its tokens</text:span></text:p>
                  </text:list-item>
                  <text:list-item>
                    <text:p text:style-name="P14"><text:span text:style-name="T8">Remember the weight of a token is: TF * IDF</text:span></text:p>
                  </text:list-item>
                  <text:list-item>
                    <text:p text:style-name="P14"><text:span text:style-name="T8">Therefore, must wait until IDFs are known (and therefore until all documents are indexed) before document lengths can be determined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3">Do a second pass over all documents: keep a list or hash table with all document id-s, and for each document determine its length</text:span></text:p>
              </text:list-item>
            </text:list>
          </draw:text-box>
        </draw:frame>
        <anim:par smil:dur="indefinite" smil:restart="never" presentation:node-type="timing-root">
          <anim:par smil:begin="id21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puting IDF" draw:style-name="dp1" draw:master-page-name="Default" presentation:use-date-time-name="dtd1" xml:id="id22" draw:id="id22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Computing IDF</text:span></text:p>
              </text:list-header>
            </text:list>
          </draw:text-box>
        </draw:frame>
        <draw:frame presentation:style-name="pr15" draw:text-style-name="P2" draw:layer="layout" svg:width="22.86cm" svg:height="12.573cm" svg:x="1.27cm" svg:y="4.445cm" presentation:class="outline" presentation:user-transformed="true">
          <draw:text-box>
            <text:list text:style-name="L1">
              <text:list-header>
                <text:p text:style-name="P17"><text:span text:style-name="T4">Let N be the total number of Documents;</text:span></text:p>
                <text:p text:style-name="P17"><text:span text:style-name="T4">For each token, T, in V:</text:span></text:p>
                <text:p text:style-name="P17"><text:span text:style-name="T4"><text:s text:c="6"/></text:span><text:span text:style-name="T4">Determine the total number of documents, </text:span><text:span text:style-name="T34">m</text:span><text:span text:style-name="T4">, </text:span></text:p>
                <text:p text:style-name="P17"><text:span text:style-name="T4"><text:s text:c="10"/></text:span><text:span text:style-name="T4">in which T occurs</text:span></text:p>
                <text:p text:style-name="P17"><text:span text:style-name="T4"><text:s text:c="6"/></text:span><text:span text:style-name="T4">Set the IDF for T to log(</text:span><text:span text:style-name="T34">N</text:span><text:span text:style-name="T4">/</text:span><text:span text:style-name="T34">m</text:span><text:span text:style-name="T4">);</text:span></text:p>
                <text:p text:style-name="P17"><text:span text:style-name="T4"/></text:p>
              </text:list-header>
            </text:list>
            <text:list text:style-name="L11">
              <text:list-header>
                <text:p text:style-name="P3"><text:span text:style-name="T35"><text:s text:c="7"/></text:span></text:p>
              </text:list-header>
            </text:list>
          </draw:text-box>
        </draw:frame>
        <anim:par smil:dur="indefinite" smil:restart="never" presentation:node-type="timing-root">
          <anim:par smil:begin="id22.begin">
            <anim:transitionFilter smil:dur="1s" smil:type="barnDoorWipe" smil:subtype="vertic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puting Document Lengths" draw:style-name="dp1" draw:master-page-name="Default" presentation:use-date-time-name="dtd1" xml:id="id23" draw:id="id23">
        <draw:frame presentation:style-name="pr6" draw:text-style-name="P2" draw:layer="layout" svg:width="16.933cm" svg:height="3.647cm" svg:x="3.364cm" svg:y="0.762cm" presentation:class="title" presentation:user-transformed="true">
          <draw:text-box>
            <text:list text:style-name="L1">
              <text:list-header>
                <text:p text:style-name="P1"><text:span text:style-name="T36">Computing Document Lengths</text:span></text:p>
              </text:list-header>
            </text:list>
          </draw:text-box>
        </draw:frame>
        <draw:frame presentation:style-name="pr13" draw:text-style-name="P2" draw:layer="layout" svg:width="22.86cm" svg:height="12.889cm" svg:x="1.27cm" svg:y="4.445cm" presentation:class="outline" presentation:user-transformed="true">
          <draw:text-box>
            <text:list text:style-name="L1">
              <text:list-header>
                <text:p text:style-name="P18"><text:span text:style-name="T13">Assume the length of all document vectors are initialized to 0.0;</text:span></text:p>
                <text:p text:style-name="P18"><text:span text:style-name="T13">For each token T in V:</text:span></text:p>
                <text:p text:style-name="P18"><text:span text:style-name="T13"><text:s text:c="4"/></text:span><text:span text:style-name="T13">Let, I, be the IDF weight of T;</text:span></text:p>
                <text:p text:style-name="P18"><text:span text:style-name="T13"><text:s text:c="4"/></text:span><text:span text:style-name="T13">For each token T in document D</text:span></text:p>
                <text:p text:style-name="P18"><text:span text:style-name="T13"><text:s text:c="8"/></text:span><text:span text:style-name="T13">Let, C, be the count of T in D;</text:span></text:p>
                <text:p text:style-name="P18"><text:span text:style-name="T13"><text:s text:c="8"/></text:span><text:span text:style-name="T13">Increment the length of D by <text:s/>(I*C)</text:span><text:span text:style-name="T37">2</text:span><text:span text:style-name="T13">;</text:span></text:p>
                <text:p text:style-name="P18"><text:span text:style-name="T13">For each document D:</text:span></text:p>
                <text:p text:style-name="P18"><text:span text:style-name="T13"><text:s text:c="5"/></text:span><text:span text:style-name="T13">Set the length of D to be the square-root of the <text:s text:c="5"/></text:span></text:p>
                <text:p text:style-name="P18"><text:span text:style-name="T13"><text:s text:c="9"/></text:span><text:span text:style-name="T13">current stored length;</text:span></text:p>
              </text:list-header>
            </text:list>
          </draw:text-box>
        </draw:frame>
        <anim:par smil:dur="indefinite" smil:restart="never" presentation:node-type="timing-root">
          <anim:par smil:begin="id23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me Complexity of Indexing" draw:style-name="dp1" draw:master-page-name="Default" presentation:use-date-time-name="dtd1" xml:id="id24" draw:id="id24">
        <draw:frame presentation:style-name="pr6" draw:text-style-name="P2" draw:layer="layout" svg:width="16.369cm" svg:height="3.647cm" svg:x="4.735cm" svg:y="0.762cm" presentation:class="title" presentation:user-transformed="true">
          <draw:text-box>
            <text:list text:style-name="L1">
              <text:list-header>
                <text:p text:style-name="P1"><text:span text:style-name="T36">Time Complexity of Indexing</text:span>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19"><text:span text:style-name="T4">Complexity of creating vector and indexing a document of </text:span><text:span text:style-name="T34">n</text:span><text:span text:style-name="T4"> tokens is O(</text:span><text:span text:style-name="T34">n</text:span><text:span text:style-name="T4">).</text:span></text:p>
              </text:list-item>
              <text:list-item>
                <text:p text:style-name="P19"><text:span text:style-name="T4">So indexing </text:span><text:span text:style-name="T34">m</text:span><text:span text:style-name="T4"> such documents is O(</text:span><text:span text:style-name="T34">m n</text:span><text:span text:style-name="T4">).</text:span></text:p>
              </text:list-item>
              <text:list-item>
                <text:p text:style-name="P19"><text:span text:style-name="T4">Computing token IDFs for a vocabularly </text:span><text:span text:style-name="T34">V </text:span><text:span text:style-name="T4">is O(|</text:span><text:span text:style-name="T34">V</text:span><text:span text:style-name="T4">|).</text:span></text:p>
              </text:list-item>
              <text:list-item>
                <text:p text:style-name="P19"><text:span text:style-name="T4">Computing vector lengths is also O(</text:span><text:span text:style-name="T34">m n</text:span><text:span text:style-name="T4">).</text:span></text:p>
              </text:list-item>
              <text:list-item>
                <text:p text:style-name="P19"><text:span text:style-name="T4">Since |</text:span><text:span text:style-name="T34">V</text:span><text:span text:style-name="T4">| </text:span><text:span text:style-name="T38"></text:span><text:span text:style-name="T4"> </text:span><text:span text:style-name="T34">m n, </text:span><text:span text:style-name="T4">complete process is O(</text:span><text:span text:style-name="T34">m n</text:span><text:span text:style-name="T4">), which is also the complexity of just reading in the corpus.</text:span></text:p>
              </text:list-item>
            </text:list>
          </draw:text-box>
        </draw:frame>
        <anim:par smil:dur="indefinite" smil:restart="never" presentation:node-type="timing-root">
          <anim:par smil:begin="id24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ep 3: Retrieval " draw:style-name="dp1" draw:master-page-name="Default" presentation:use-date-time-name="dtd1" xml:id="id25" draw:id="id25">
        <draw:frame presentation:style-name="pr9" draw:text-style-name="P2" draw:layer="layout" svg:width="22.86cm" svg:height="1.78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9">Step 3: Retrieval </text:span></text:p>
              </text:list-header>
            </text:list>
          </draw:text-box>
        </draw:frame>
        <draw:frame presentation:style-name="pr16" draw:text-style-name="P2" draw:layer="layout" svg:width="22.437cm" svg:height="15.674cm" svg:x="1.542cm" svg:y="2.884cm" presentation:class="outline" presentation:user-transformed="true">
          <draw:text-box>
            <text:list text:style-name="L4">
              <text:list-item>
                <text:p text:style-name="P13"><text:span text:style-name="T13">Use inverted index (from step 2) to find the limited set of documents that contain at least one of the query words</text:span></text:p>
              </text:list-item>
              <text:list-item>
                <text:p text:style-name="P13"><text:span text:style-name="T13">Incrementally compute cosine similarity of each indexed document as query words are processed one by one</text:span></text:p>
              </text:list-item>
              <text:list-item>
                <text:p text:style-name="P13"><text:span text:style-name="T13">To accumulate a total score for each retrieved document, store retrieved documents in a hashtable, where the document id is the key, and the partial accumulated score is the value</text:span></text:p>
                <text:p text:style-name="P13"><text:span text:style-name="T13"/></text:p>
              </text:list-item>
              <text:list-item>
                <text:p text:style-name="P13"><text:span text:style-name="T40">Input</text:span><text:span text:style-name="T13">: Query and Inverted Index (from Step 2)</text:span></text:p>
              </text:list-item>
              <text:list-item>
                <text:p text:style-name="P13"><text:span text:style-name="T40">Output</text:span><text:span text:style-name="T13">: Similarity values between query and documents</text:span></text:p>
              </text:list-item>
            </text:list>
          </draw:text-box>
        </draw:frame>
        <anim:par smil:dur="indefinite" smil:restart="never" presentation:node-type="timing-root">
          <anim:par smil:begin="id25.begin">
            <anim:transitionFilter smil:dur="1s" smil:type="barnDoorWipe" smil:subtype="vertic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trieval with an Inverted Index" draw:style-name="dp1" draw:master-page-name="Default" presentation:use-date-time-name="dtd1" xml:id="id26" draw:id="id26">
        <draw:frame presentation:style-name="pr6" draw:text-style-name="P2" draw:layer="layout" svg:width="18.225cm" svg:height="3.647cm" svg:x="3.809cm" svg:y="0.762cm" presentation:class="title" presentation:user-transformed="true">
          <draw:text-box>
            <text:list text:style-name="L1">
              <text:list-header>
                <text:p text:style-name="P1"><text:span text:style-name="T36">Retrieval with an Inverted Index</text:span></text:p>
              </text:list-header>
            </text:list>
          </draw:text-box>
        </draw:frame>
        <draw:frame presentation:style-name="pr8" draw:text-style-name="P2" draw:layer="layout" svg:width="22.013cm" svg:height="13.023cm" svg:x="1.904cm" svg:y="3.81cm" presentation:class="outline" presentation:user-transformed="true">
          <draw:text-box>
            <text:list text:style-name="L4">
              <text:list-item>
                <text:p text:style-name="P4"><text:span text:style-name="T4">Tokens that are not in both the query and the document do not effect cosine similarity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Product of token weights is zero and does not contribute to the dot product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Usually the query is fairly short, and therefore its vector is </text:span><text:span text:style-name="T34">extremely</text:span><text:span text:style-name="T4"> sparse</text:span></text:p>
              </text:list-item>
              <text:list-item>
                <text:p text:style-name="P4"><text:span text:style-name="T4">Use inverted index to find the limited set of documents that contain at least one of the query words</text:span></text:p>
              </text:list-item>
            </text:list>
          </draw:text-box>
        </draw:frame>
        <anim:par smil:dur="indefinite" smil:restart="never" presentation:node-type="timing-root">
          <anim:par smil:begin="id26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verted Query Retrieval Efficiency" draw:style-name="dp1" draw:master-page-name="Default" presentation:use-date-time-name="dtd1" xml:id="id27" draw:id="id27">
        <draw:frame presentation:style-name="pr6" draw:text-style-name="P2" draw:layer="layout" svg:width="22.86cm" svg:height="3.98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Inverted Query Retrieval Efficiency</text:span>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19"><text:span text:style-name="T4">Assume that, on average, a query word appears in </text:span><text:span text:style-name="T34">B </text:span><text:span text:style-name="T4">documents: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9"><text:span text:style-name="T4">Then retrieval time is O(|</text:span><text:span text:style-name="T34">Q</text:span><text:span text:style-name="T4">| </text:span><text:span text:style-name="T34">B</text:span><text:span text:style-name="T4">), which is typically, </text:span><text:span text:style-name="T1">much </text:span><text:span text:style-name="T4">better than naïve retrieval that examines all </text:span><text:span text:style-name="T34">N </text:span><text:span text:style-name="T4">documents, O(|</text:span><text:span text:style-name="T34">V</text:span><text:span text:style-name="T4">| </text:span><text:span text:style-name="T34">N</text:span><text:span text:style-name="T4">), because |</text:span><text:span text:style-name="T34">Q</text:span><text:span text:style-name="T4">| &lt;&lt; |</text:span><text:span text:style-name="T34">V</text:span><text:span text:style-name="T4">| and </text:span><text:span text:style-name="T34">B</text:span><text:span text:style-name="T4"> &lt;&lt; </text:span><text:span text:style-name="T34">N</text:span></text:p>
              </text:list-item>
            </text:list>
          </draw:text-box>
        </draw:frame>
        <draw:custom-shape draw:name="Text Box 4" draw:style-name="gr20" draw:text-style-name="P2" draw:layer="layout" svg:width="16.298cm" svg:height="1.27cm" svg:x="4.445cm" svg:y="7.197cm">
          <text:list text:style-name="L1">
            <text:list-header>
              <text:p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" draw:text-style-name="P2" draw:layer="layout" svg:width="10.875cm" svg:height="1.417cm" svg:x="5.448cm" svg:y="6.985cm">
          <text:list text:style-name="L12">
            <text:list-header>
              <text:p text:style-name="P6"><text:span text:style-name="T35">Q <text:s text:c="2"/>= <text:s text:c="2"/>q</text:span><text:span text:style-name="T41">1</text:span><text:span text:style-name="T35"> <text:s text:c="10"/>q</text:span><text:span text:style-name="T41">2 <text:s text:c="10"/></text:span><text:span text:style-name="T35">… <text:s text:c="6"/>q</text:span><text:span text:style-name="T41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2" draw:layer="layout" svg:width="3.512cm" svg:height="1.417cm" svg:x="6.078cm" svg:y="9.102cm">
          <text:list text:style-name="L13">
            <text:list-header>
              <text:p text:style-name="P6"><text:span text:style-name="T42">D</text:span><text:span text:style-name="T43">11</text:span><text:span text:style-name="T42">…D</text:span><text:span text:style-name="T43">1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0" draw:text-style-name="P2" draw:layer="layout" svg:width="3.512cm" svg:height="1.417cm" svg:x="10.09cm" svg:y="9.102cm">
          <text:list text:style-name="L13">
            <text:list-header>
              <text:p text:style-name="P6"><text:span text:style-name="T42">D</text:span><text:span text:style-name="T43">21</text:span><text:span text:style-name="T42">…D</text:span><text:span text:style-name="T43">2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" draw:layer="layout" svg:width="3.512cm" svg:height="1.417cm" svg:x="14.112cm" svg:y="9.102cm">
          <text:list text:style-name="L13">
            <text:list-header>
              <text:p text:style-name="P6"><text:span text:style-name="T42">D</text:span><text:span text:style-name="T43">n1</text:span><text:span text:style-name="T42">…D</text:span><text:span text:style-name="T43">n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21" draw:text-style-name="P7" draw:layer="layout" svg:x1="7.832cm" svg:y1="8.043cm" svg:x2="6.562cm" svg:y2="9.313cm">
          <text:p/>
        </draw:line>
        <draw:line draw:name="Line 10" draw:style-name="gr21" draw:text-style-name="P7" draw:layer="layout" svg:x1="8.255cm" svg:y1="8.043cm" svg:x2="8.467cm" svg:y2="9.525cm">
          <text:p/>
        </draw:line>
        <draw:line draw:name="Line 11" draw:style-name="gr21" draw:text-style-name="P7" draw:layer="layout" svg:x1="11.007cm" svg:y1="8.043cm" svg:x2="10.583cm" svg:y2="9.313cm">
          <text:p/>
        </draw:line>
        <draw:line draw:name="Line 12" draw:style-name="gr21" draw:text-style-name="P7" draw:layer="layout" svg:x1="11.43cm" svg:y1="8.043cm" svg:x2="12.7cm" svg:y2="9.525cm">
          <text:p/>
        </draw:line>
        <draw:line draw:name="Line 13" draw:style-name="gr21" draw:text-style-name="P7" draw:layer="layout" svg:x1="15.451cm" svg:y1="8.043cm" svg:x2="14.816cm" svg:y2="9.525cm">
          <text:p/>
        </draw:line>
        <draw:line draw:name="Line 14" draw:style-name="gr21" draw:text-style-name="P7" draw:layer="layout" svg:x1="15.875cm" svg:y1="8.255cm" svg:x2="16.298cm" svg:y2="9.313cm">
          <text:p/>
        </draw:line>
        <draw:line draw:name="Line 15" draw:style-name="gr21" draw:text-style-name="P7" draw:layer="layout" svg:x1="8.043cm" svg:y1="8.043cm" svg:x2="7.197cm" svg:y2="9.313cm">
          <text:p/>
        </draw:line>
        <draw:line draw:name="Line 16" draw:style-name="gr21" draw:text-style-name="P7" draw:layer="layout" svg:x1="8.043cm" svg:y1="8.043cm" svg:x2="8.043cm" svg:y2="9.313cm">
          <text:p/>
        </draw:line>
        <draw:line draw:name="Line 17" draw:style-name="gr21" draw:text-style-name="P7" draw:layer="layout" svg:x1="11.217cm" svg:y1="8.255cm" svg:x2="11.006cm" svg:y2="9.525cm">
          <text:p/>
        </draw:line>
        <draw:line draw:name="Line 18" draw:style-name="gr21" draw:text-style-name="P7" draw:layer="layout" svg:x1="11.218cm" svg:y1="8.255cm" svg:x2="11.853cm" svg:y2="9.313cm">
          <text:p/>
        </draw:line>
        <draw:line draw:name="Line 19" draw:style-name="gr21" draw:text-style-name="P7" draw:layer="layout" svg:x1="15.662cm" svg:y1="8.255cm" svg:x2="15.239cm" svg:y2="9.313cm">
          <text:p/>
        </draw:line>
        <draw:line draw:name="Line 20" draw:style-name="gr21" draw:text-style-name="P7" draw:layer="layout" svg:x1="15.663cm" svg:y1="8.255cm" svg:x2="15.875cm" svg:y2="9.313cm">
          <text:p/>
        </draw:line>
        <anim:par smil:dur="indefinite" smil:restart="never" presentation:node-type="timing-root">
          <anim:par smil:begin="id27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cessing the Query" draw:style-name="dp1" draw:master-page-name="Default" presentation:use-date-time-name="dtd1" xml:id="id28" draw:id="id28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ocessing the Query</text:span></text:p>
              </text:list-header>
            </text:list>
          </draw:text-box>
        </draw:frame>
        <draw:frame presentation:style-name="pr8" draw:text-style-name="P2" draw:layer="layout" svg:width="22.437cm" svg:height="13.023cm" svg:x="1.904cm" svg:y="3.81cm" presentation:class="outline" presentation:user-transformed="true">
          <draw:text-box>
            <text:list text:style-name="L4">
              <text:list-item>
                <text:p text:style-name="P4"><text:span text:style-name="T4">Incrementally compute cosine similarity of each indexed document as query words are processed one by one</text:span></text:p>
              </text:list-item>
              <text:list-item>
                <text:p text:style-name="P4"><text:span text:style-name="T4">To accumulate a total score for each retrieved document, store retrieved documents in a hashtable, where DocumentReference is the key and the partial accumulated score is the value</text:span></text:p>
                <text:p text:style-name="P4"><text:span text:style-name="T4"/></text:p>
              </text:list-item>
            </text:list>
          </draw:text-box>
        </draw:frame>
        <anim:par smil:dur="indefinite" smil:restart="never" presentation:node-type="timing-root">
          <anim:par smil:begin="id28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verted-Index Retrieval Algorithm" draw:style-name="dp1" draw:master-page-name="Default" presentation:use-date-time-name="dtd1" xml:id="id29" draw:id="id29">
        <draw:frame presentation:style-name="pr6" draw:text-style-name="P2" draw:layer="layout" svg:width="18.662cm" svg:height="3.647cm" svg:x="3.29cm" svg:y="-0.001cm" presentation:class="title" presentation:user-transformed="true">
          <draw:text-box>
            <text:list text:style-name="L1">
              <text:list-header>
                <text:p text:style-name="P1"><text:span text:style-name="T36">Inverted-Index Retrieval Algorithm</text:span></text:p>
              </text:list-header>
            </text:list>
          </draw:text-box>
        </draw:frame>
        <draw:frame presentation:style-name="pr8" draw:text-style-name="P2" draw:layer="layout" svg:width="24.765cm" svg:height="13.106cm" svg:x="0.634cm" svg:y="3.81cm" presentation:class="outline" presentation:user-transformed="true">
          <draw:text-box>
            <text:list text:style-name="L1">
              <text:list-header>
                <text:p text:style-name="P20"><text:span text:style-name="T8">Initialize an empty list R of retrieved documents</text:span></text:p>
                <text:p text:style-name="P20"><text:span text:style-name="T8">For each token, T, in query Q:</text:span></text:p>
                <text:p text:style-name="P20"><text:span text:style-name="T8"><text:s text:c="5"/></text:span><text:span text:style-name="T8">Let I be the IDF of T, and K be the count of T in Q;</text:span></text:p>
                <text:p text:style-name="P20"><text:span text:style-name="T8"><text:s text:c="5"/></text:span><text:span text:style-name="T8">Set the weight of T in Q: <text:s text:c="2"/>W = K * I;</text:span></text:p>
                <text:p text:style-name="P20"><text:span text:style-name="T8"><text:s text:c="5"/></text:span><text:span text:style-name="T8">Let L be the list of document frequencies for T;</text:span></text:p>
                <text:p text:style-name="P20"><text:span text:style-name="T8"><text:s text:c="5"/></text:span><text:span text:style-name="T8">For each entry, O, in L:</text:span></text:p>
                <text:p text:style-name="P21"><text:span text:style-name="T8"><text:s text:c="9"/></text:span><text:span text:style-name="T8">Let D be the document of O, and C be the count of O </text:span><text:span text:style-name="T44">(tf of T in D);</text:span></text:p>
                <text:p text:style-name="P22"><text:span text:style-name="T8"><text:tab/></text:span><text:span text:style-name="T8"> <text:s text:c="4"/></text:span><text:span text:style-name="T8">If D is not already in R </text:span><text:span text:style-name="T44">(D was not previously retrieved) </text:span><text:span text:style-name="T8"><text:s text:c="21"/></text:span></text:p>
                <text:p text:style-name="P20"><text:span text:style-name="T8"><text:s text:c="16"/></text:span><text:span text:style-name="T8">Then add D to R and initialize score to 0.0;</text:span></text:p>
                <text:p text:style-name="P21"><text:span text:style-name="T8"><text:s text:c="9"/></text:span><text:span text:style-name="T8">Increment D’s score by W * I * C; </text:span><text:span text:style-name="T44">(product of T-weight in Q and D)</text:span></text:p>
                <text:p text:style-name="P21"><text:span text:style-name="T6"/></text:p>
                <text:p text:style-name="P21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29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trieval Algorithm (cont)" draw:style-name="dp1" draw:master-page-name="Default" presentation:use-date-time-name="dtd1" xml:id="id30" draw:id="id30">
        <draw:frame presentation:style-name="pr17" draw:text-style-name="P2" draw:layer="layout" svg:width="20.32cm" svg:height="2.611cm" svg:x="2.32cm" svg:y="0.728cm" presentation:class="title" presentation:user-transformed="true">
          <draw:text-box>
            <text:list text:style-name="L1">
              <text:list-header>
                <text:p text:style-name="P1"><text:span text:style-name="T4">Retrieval Algorithm (cont)</text:span></text:p>
              </text:list-header>
            </text:list>
          </draw:text-box>
        </draw:frame>
        <draw:frame presentation:style-name="pr8" draw:text-style-name="P2" draw:layer="layout" svg:width="23.071cm" svg:height="13.023cm" svg:x="1.481cm" svg:y="3.81cm" presentation:class="outline" presentation:user-transformed="true">
          <draw:text-box>
            <text:list text:style-name="L1">
              <text:list-header>
                <text:p text:style-name="P23"><text:span text:style-name="T8">Compute the length, L, of the vector Q (square-root of the sum of the squares of its weights)</text:span></text:p>
                <text:p text:style-name="P23"><text:span text:style-name="T8">For each retrieved document D in R:</text:span></text:p>
                <text:p text:style-name="P23"><text:span text:style-name="T8"><text:s text:c="7"/></text:span><text:span text:style-name="T8">Let S be the current accumulated score of D;</text:span></text:p>
                <text:p text:style-name="P24"><text:span text:style-name="T8"><text:s text:c="9"/></text:span><text:span text:style-name="T44">(S is the dot-product of D and Q)</text:span></text:p>
                <text:p text:style-name="P23"><text:span text:style-name="T8"><text:s text:c="7"/></text:span><text:span text:style-name="T8">Let Y be the length of D;</text:span></text:p>
                <text:p text:style-name="P23"><text:span text:style-name="T8"><text:s text:c="6"/></text:span><text:span text:style-name="T8">Normalize D’s final score to S/(L * Y);</text:span></text:p>
                <text:p text:style-name="P23"><text:span text:style-name="T8">Sort retrieved documents in R by final score and return results</text:span></text:p>
                <text:p text:style-name="P23"><text:span text:style-name="T8"/></text:p>
              </text:list-header>
            </text:list>
          </draw:text-box>
        </draw:frame>
        <anim:par smil:dur="indefinite" smil:restart="never" presentation:node-type="timing-root">
          <anim:par smil:begin="id30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ep 4: Ranking" draw:style-name="dp1" draw:master-page-name="Default" presentation:use-date-time-name="dtd1" xml:id="id31" draw:id="id31">
        <draw:frame presentation:style-name="pr9" draw:text-style-name="P2" draw:layer="layout" svg:width="22.86cm" svg:height="2.123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tep 4: Ranking</text:span></text:p>
              </text:list-header>
            </text:list>
          </draw:text-box>
        </draw:frame>
        <draw:frame presentation:style-name="pr13" draw:text-style-name="P2" draw:layer="layout" svg:width="22.86cm" svg:height="13.137cm" svg:x="1.27cm" svg:y="3.554cm" presentation:class="outline" presentation:user-transformed="true">
          <draw:text-box>
            <text:list text:style-name="L4">
              <text:list-item>
                <text:p text:style-name="P5"><text:span text:style-name="T13">Sort the hashtable including the retrieved documents based on the value of cosine similarit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sort {$retrieved{$b} </text:span><text:span text:style-name="T45"></text:span><text:span text:style-name="T8"> $retrieved{$a}} keys %retrieved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3">Return the documents in descending order of their relevance</text:span></text:p>
                <text:p text:style-name="P5"><text:span text:style-name="T13"/></text:p>
              </text:list-item>
              <text:list-item>
                <text:p text:style-name="P5"><text:span text:style-name="T40">Input</text:span><text:span text:style-name="T13">: Similarity values between query and documents</text:span></text:p>
              </text:list-item>
              <text:list-item>
                <text:p text:style-name="P5"><text:span text:style-name="T40">Output</text:span><text:span text:style-name="T13">: Ranked list of documents in reversed order of their relevance</text:span></text:p>
              </text:list-item>
            </text:list>
          </draw:text-box>
        </draw:frame>
        <anim:par smil:dur="indefinite" smil:restart="never" presentation:node-type="timing-root">
          <anim:par smil:begin="id31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efault" presentation:use-date-time-name="dtd1" xml:id="id32" draw:id="id32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ummary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Indexing and Searching</text:span></text:p>
              </text:list-item>
            </text:list>
          </draw:text-box>
        </draw:frame>
        <anim:par smil:dur="indefinite" smil:restart="never" presentation:node-type="timing-root">
          <anim:par smil:begin="id32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ext" draw:style-name="dp1" draw:master-page-name="Default" presentation:use-date-time-name="dtd1" xml:id="id33" draw:id="id33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Nex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Intro to Web Search</text:span></text:p>
              </text:list-item>
            </text:list>
          </draw:text-box>
        </draw:frame>
        <anim:par smil:dur="indefinite" smil:restart="never" presentation:node-type="timing-root">
          <anim:par smil:begin="id33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7c80" draw:end-color="#ffffff" draw:start-intensity="100%" draw:end-intensity="100%" draw:angle="0" draw:border="0%"/>
    <draw:marker draw:name="Arrow" svg:viewBox="0 0 20 30" svg:d="m10 0-10 30h20z"/>
    <draw:marker draw:name="Arrowheads_20_1" draw:display-name="Arrowheads 1" svg:viewBox="0 0 636 636" svg:d="m318 0 318 636h-636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roid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7">
        <draw:frame draw:name="Picture 8" draw:style-name="Mgr3" draw:text-style-name="MP3" draw:layer="backgroundobjects" svg:width="8.467cm" svg:height="2.231cm" svg:x="0cm" svg:y="0cm">
          <draw:image xlink:href="Pictures/10000000000001680000005F02702D0A.png" xlink:type="simple" xlink:show="embed" xlink:actuate="onLoad">
            <text:p/>
          </draw:image>
        </draw:frame>
        <draw:frame draw:name="Picture 9" draw:style-name="Mgr3" draw:text-style-name="MP3" draw:layer="backgroundobjects" svg:width="8.255cm" svg:height="2.377cm" svg:x="17.145cm" svg:y="0cm">
          <draw:image xlink:href="Pictures/100000000000014A0000005F220C04CB.png" xlink:type="simple" xlink:show="embed" xlink:actuate="onLoad">
            <text:p/>
          </draw:image>
        </draw:frame>
        <draw:custom-shape draw:name="Rectangle 10" draw:style-name="Mgr4" draw:text-style-name="MP4" draw:layer="backgroundobjects" svg:width="25.4cm" svg:height="0.847cm" svg:x="0cm" svg:y="18.20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custom-shape draw:name="Text Box 11" draw:style-name="Mgr5" draw:text-style-name="MP4" draw:layer="backgroundobjects" svg:width="19.05cm" svg:height="1.27cm" svg:x="3.387cm" svg:y="7.408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2.902cm" svg:height="2.54cm" svg:x="22.498cm" svg:y="15.946cm">
        <draw:image xlink:href="Pictures/1000000000000126000000EC604C6CE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creation-date>2009-04-22T13:24:48</meta:creation-date>
    <dc:creator>Vince Nkawu</dc:creator>
    <dc:date>2014-11-22T10:01:05</dc:date>
    <meta:editing-cycles>343</meta:editing-cycles>
    <meta:editing-duration>P6DT9H46M26S</meta:editing-duration>
    <meta:document-statistic meta:object-count="23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erm</text:p>
          </table:table-cell>
          <table:table-cell table:style-name="ce1" office:value-type="string">
            <text:p>Doc #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d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act 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ulius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esar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s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lled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'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e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pitol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utus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lled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t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t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th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esar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e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ble 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utus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th 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ld 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you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aesar 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>
            <text:p>was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mbitious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